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0.3252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442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default-cell-style-name="ce3"/>
        <table:table-column table:style-name="co17" table:default-cell-style-name="ce3"/>
        <table:table-column table:style-name="co10" table:default-cell-style-name="ce3"/>
        <table:table-column table:style-name="co18" table:default-cell-style-name="ce3"/>
        <table:table-column table:style-name="co19" table:number-columns-repeated="984" table:default-cell-style-name="ce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R</text:p>
          </table:table-cell>
          <table:table-cell table:style-name="ce1" office:value-type="string" calcext:value-type="string">
            <text:p>HOTA</text:p>
          </table:table-cell>
          <table:table-cell table:style-name="ce1" office:value-type="string" calcext:value-type="string">
            <text:p>DetA</text:p>
          </table:table-cell>
          <table:table-cell table:style-name="ce1" office:value-type="string" calcext:value-type="string">
            <text:p>AssA</text:p>
          </table:table-cell>
          <table:table-cell table:style-name="ce1" office:value-type="string" calcext:value-type="string">
            <text:p>DetRe</text:p>
          </table:table-cell>
          <table:table-cell table:style-name="ce1" office:value-type="string" calcext:value-type="string">
            <text:p>DetPr</text:p>
          </table:table-cell>
          <table:table-cell table:style-name="ce1" office:value-type="string" calcext:value-type="string">
            <text:p>AssRe</text:p>
          </table:table-cell>
          <table:table-cell table:style-name="ce1" office:value-type="string" calcext:value-type="string">
            <text:p>AssPr</text:p>
          </table:table-cell>
          <table:table-cell table:style-name="ce1" office:value-type="string" calcext:value-type="string">
            <text:p>LocA</text:p>
          </table:table-cell>
          <table:table-cell table:style-name="ce1" office:value-type="string" calcext:value-type="string">
            <text:p>RHOTA</text:p>
          </table:table-cell>
          <table:table-cell table:style-name="ce1" office:value-type="string" calcext:value-type="string">
            <text:p>HOTA(0)</text:p>
          </table:table-cell>
          <table:table-cell table:style-name="ce1" office:value-type="string" calcext:value-type="string">
            <text:p>LocA(0)</text:p>
          </table:table-cell>
          <table:table-cell table:style-name="ce1" office:value-type="string" calcext:value-type="string">
            <text:p>HOTALocA(0)</text:p>
          </table:table-cell>
          <table:table-cell table:style-name="ce1" office:value-type="string" calcext:value-type="string">
            <text:p>MOTA</text:p>
          </table:table-cell>
          <table:table-cell table:style-name="ce1" office:value-type="string" calcext:value-type="string">
            <text:p>MOTP</text:p>
          </table:table-cell>
          <table:table-cell table:style-name="ce1" office:value-type="string" calcext:value-type="string">
            <text:p>MODA</text:p>
          </table:table-cell>
          <table:table-cell table:style-name="ce1" office:value-type="string" calcext:value-type="string">
            <text:p>CLR_Re</text:p>
          </table:table-cell>
          <table:table-cell table:style-name="ce1" office:value-type="string" calcext:value-type="string">
            <text:p>CLR_Pr</text:p>
          </table:table-cell>
          <table:table-cell table:style-name="ce1" office:value-type="string" calcext:value-type="string">
            <text:p>MTR</text:p>
          </table:table-cell>
          <table:table-cell table:style-name="ce1" office:value-type="string" calcext:value-type="string">
            <text:p>PTR</text:p>
          </table:table-cell>
          <table:table-cell table:style-name="ce1" office:value-type="string" calcext:value-type="string">
            <text:p>MLR</text:p>
          </table:table-cell>
          <table:table-cell table:style-name="ce1" office:value-type="string" calcext:value-type="string">
            <text:p>CLR_TP</text:p>
          </table:table-cell>
          <table:table-cell table:style-name="ce1" office:value-type="string" calcext:value-type="string">
            <text:p>CLR_FN</text:p>
          </table:table-cell>
          <table:table-cell table:style-name="ce1" office:value-type="string" calcext:value-type="string">
            <text:p>CLR_FP</text:p>
          </table:table-cell>
          <table:table-cell table:style-name="ce1" office:value-type="string" calcext:value-type="string">
            <text:p>IDSW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Frag</text:p>
          </table:table-cell>
          <table:table-cell table:style-name="ce1" office:value-type="string" calcext:value-type="string">
            <text:p>sMOTA</text:p>
          </table:table-cell>
          <table:table-cell table:style-name="ce1" office:value-type="string" calcext:value-type="string">
            <text:p>IDF1</text:p>
          </table:table-cell>
          <table:table-cell table:style-name="ce1" office:value-type="string" calcext:value-type="string">
            <text:p>IDR</text:p>
          </table:table-cell>
          <table:table-cell table:style-name="ce1" office:value-type="string" calcext:value-type="string">
            <text:p>IDP</text:p>
          </table:table-cell>
          <table:table-cell table:style-name="ce1" office:value-type="string" calcext:value-type="string">
            <text:p>IDTP</text:p>
          </table:table-cell>
          <table:table-cell table:style-name="ce1" office:value-type="string" calcext:value-type="string">
            <text:p>IDFN</text:p>
          </table:table-cell>
          <table:table-cell table:style-name="ce1" office:value-type="string" calcext:value-type="string">
            <text:p>IDFP</text:p>
          </table:table-cell>
          <table:table-cell table:style-name="ce1" office:value-type="string" calcext:value-type="string">
            <text:p>Dets</text:p>
          </table:table-cell>
          <table:table-cell table:style-name="ce1" office:value-type="string" calcext:value-type="string">
            <text:p>GT_Dets</text:p>
          </table:table-cell>
          <table:table-cell table:style-name="ce1" office:value-type="string" calcext:value-type="string">
            <text:p>IDs</text:p>
          </table:table-cell>
          <table:table-cell table:style-name="ce1" office:value-type="string" calcext:value-type="string">
            <text:p>GT_IDs</text:p>
          </table:table-cell>
          <table:table-cell table:style-name="ce1" table:number-columns-repeated="984"/>
        </table:table-row>
        <table:table-row table:style-name="ro1">
          <table:table-cell office:value-type="string" calcext:value-type="string">
            <text:p>CenterTrack</text:p>
          </table:table-cell>
          <table:table-cell office:value-type="float" office:value="80.824" calcext:value-type="float">
            <text:p>80.824</text:p>
          </table:table-cell>
          <table:table-cell office:value-type="float" office:value="79.445" calcext:value-type="float">
            <text:p>79.445</text:p>
          </table:table-cell>
          <table:table-cell office:value-type="float" office:value="83.523" calcext:value-type="float">
            <text:p>83.523</text:p>
          </table:table-cell>
          <table:table-cell office:value-type="float" office:value="81.897" calcext:value-type="float">
            <text:p>81.897</text:p>
          </table:table-cell>
          <table:table-cell office:value-type="float" office:value="82.881" calcext:value-type="float">
            <text:p>82.881</text:p>
          </table:table-cell>
          <table:table-cell office:value-type="float" office:value="85.889" calcext:value-type="float">
            <text:p>85.889</text:p>
          </table:table-cell>
          <table:table-cell office:value-type="float" office:value="87.601" calcext:value-type="float">
            <text:p>87.601</text:p>
          </table:table-cell>
          <table:table-cell office:value-type="float" office:value="83.344" calcext:value-type="float">
            <text:p>83.344</text:p>
          </table:table-cell>
          <table:table-cell office:value-type="float" office:value="82.402" calcext:value-type="float">
            <text:p>82.402</text:p>
          </table:table-cell>
          <table:table-cell office:value-type="float" office:value="98.445" calcext:value-type="float">
            <text:p>98.445</text:p>
          </table:table-cell>
          <table:table-cell office:value-type="float" office:value="81.241" calcext:value-type="float">
            <text:p>81.241</text:p>
          </table:table-cell>
          <table:table-cell office:value-type="float" office:value="79.978" calcext:value-type="float">
            <text:p>79.978</text:p>
          </table:table-cell>
          <table:table-cell office:value-type="float" office:value="98.667" calcext:value-type="float">
            <text:p>98.667</text:p>
          </table:table-cell>
          <table:table-cell office:value-type="float" office:value="81.257" calcext:value-type="float">
            <text:p>81.257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61" calcext:value-type="float">
            <text:p>98.761</text:p>
          </table:table-cell>
          <table:table-cell office:value-type="float" office:value="99.948" calcext:value-type="float">
            <text:p>99.9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302" calcext:value-type="float">
            <text:p>207302</text:p>
          </table:table-cell>
          <table:table-cell office:value-type="float" office:value="2600" calcext:value-type="float">
            <text:p>260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0.156" calcext:value-type="float">
            <text:p>80.156</text:p>
          </table:table-cell>
          <table:table-cell office:value-type="float" office:value="98.813" calcext:value-type="float">
            <text:p>98.813</text:p>
          </table:table-cell>
          <table:table-cell office:value-type="float" office:value="98.226" calcext:value-type="float">
            <text:p>98.226</text:p>
          </table:table-cell>
          <table:table-cell office:value-type="float" office:value="99.406" calcext:value-type="float">
            <text:p>99.406</text:p>
          </table:table-cell>
          <table:table-cell office:value-type="float" office:value="206179" calcext:value-type="float">
            <text:p>206179</text:p>
          </table:table-cell>
          <table:table-cell office:value-type="float" office:value="3723" calcext:value-type="float">
            <text:p>3723</text:p>
          </table:table-cell>
          <table:table-cell office:value-type="float" office:value="1231" calcext:value-type="float">
            <text:p>1231</text:p>
          </table:table-cell>
          <table:table-cell office:value-type="float" office:value="207410" calcext:value-type="float">
            <text:p>207410</text:p>
          </table:table-cell>
          <table:table-cell office:value-type="float" office:value="209902" calcext:value-type="float">
            <text:p>209902</text:p>
          </table:table-cell>
          <table:table-cell office:value-type="float" office:value="977" calcext:value-type="float">
            <text:p>977</text:p>
          </table:table-cell>
          <table:table-cell office:value-type="float" office:value="882" calcext:value-type="float">
            <text:p>88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airMOT</text:p>
          </table:table-cell>
          <table:table-cell office:value-type="float" office:value="80.898" calcext:value-type="float">
            <text:p>80.898</text:p>
          </table:table-cell>
          <table:table-cell office:value-type="float" office:value="78.853" calcext:value-type="float">
            <text:p>78.853</text:p>
          </table:table-cell>
          <table:table-cell office:value-type="float" office:value="84.434" calcext:value-type="float">
            <text:p>84.434</text:p>
          </table:table-cell>
          <table:table-cell office:value-type="float" office:value="81.418" calcext:value-type="float">
            <text:p>81.418</text:p>
          </table:table-cell>
          <table:table-cell office:value-type="float" office:value="82.205" calcext:value-type="float">
            <text:p>82.205</text:p>
          </table:table-cell>
          <table:table-cell office:value-type="float" office:value="86.79" calcext:value-type="float">
            <text:p>86.79</text:p>
          </table:table-cell>
          <table:table-cell office:value-type="float" office:value="87.764" calcext:value-type="float">
            <text:p>87.764</text:p>
          </table:table-cell>
          <table:table-cell office:value-type="float" office:value="82.873" calcext:value-type="float">
            <text:p>82.873</text:p>
          </table:table-cell>
          <table:table-cell office:value-type="float" office:value="82.585" calcext:value-type="float">
            <text:p>82.585</text:p>
          </table:table-cell>
          <table:table-cell office:value-type="float" office:value="98.995" calcext:value-type="float">
            <text:p>98.995</text:p>
          </table:table-cell>
          <table:table-cell office:value-type="float" office:value="80.596" calcext:value-type="float">
            <text:p>80.596</text:p>
          </table:table-cell>
          <table:table-cell office:value-type="float" office:value="79.786" calcext:value-type="float">
            <text:p>79.786</text:p>
          </table:table-cell>
          <table:table-cell office:value-type="float" office:value="99.013" calcext:value-type="float">
            <text:p>99.013</text:p>
          </table:table-cell>
          <table:table-cell office:value-type="float" office:value="80.596" calcext:value-type="float">
            <text:p>80.596</text:p>
          </table:table-cell>
          <table:table-cell office:value-type="float" office:value="99.015" calcext:value-type="float">
            <text:p>99.015</text:p>
          </table:table-cell>
          <table:table-cell office:value-type="float" office:value="99.029" calcext:value-type="float">
            <text:p>99.029</text:p>
          </table:table-cell>
          <table:table-cell office:value-type="float" office:value="99.986" calcext:value-type="float">
            <text:p>99.9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63" calcext:value-type="float">
            <text:p>207863</text:p>
          </table:table-cell>
          <table:table-cell office:value-type="float" office:value="2039" calcext:value-type="float">
            <text:p>203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9.798" calcext:value-type="float">
            <text:p>79.798</text:p>
          </table:table-cell>
          <table:table-cell office:value-type="float" office:value="99.438" calcext:value-type="float">
            <text:p>99.438</text:p>
          </table:table-cell>
          <table:table-cell office:value-type="float" office:value="98.962" calcext:value-type="float">
            <text:p>98.962</text:p>
          </table:table-cell>
          <table:table-cell office:value-type="float" office:value="99.919" calcext:value-type="float">
            <text:p>99.919</text:p>
          </table:table-cell>
          <table:table-cell office:value-type="float" office:value="207723" calcext:value-type="float">
            <text:p>207723</text:p>
          </table:table-cell>
          <table:table-cell office:value-type="float" office:value="2179" calcext:value-type="float">
            <text:p>2179</text:p>
          </table:table-cell>
          <table:table-cell office:value-type="float" office:value="169" calcext:value-type="float">
            <text:p>169</text:p>
          </table:table-cell>
          <table:table-cell office:value-type="float" office:value="207892" calcext:value-type="float">
            <text:p>207892</text:p>
          </table:table-cell>
          <table:table-cell office:value-type="float" office:value="209902" calcext:value-type="float">
            <text:p>209902</text:p>
          </table:table-cell>
          <table:table-cell office:value-type="float" office:value="902" calcext:value-type="float">
            <text:p>902</text:p>
          </table:table-cell>
          <table:table-cell office:value-type="float" office:value="882" calcext:value-type="float">
            <text:p>88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79.151" calcext:value-type="float">
            <text:p>79.151</text:p>
          </table:table-cell>
          <table:table-cell office:value-type="float" office:value="77.862" calcext:value-type="float">
            <text:p>77.862</text:p>
          </table:table-cell>
          <table:table-cell office:value-type="float" office:value="81.473" calcext:value-type="float">
            <text:p>81.473</text:p>
          </table:table-cell>
          <table:table-cell office:value-type="float" office:value="79.972" calcext:value-type="float">
            <text:p>79.972</text:p>
          </table:table-cell>
          <table:table-cell office:value-type="float" office:value="83.94" calcext:value-type="float">
            <text:p>83.94</text:p>
          </table:table-cell>
          <table:table-cell office:value-type="float" office:value="83.759" calcext:value-type="float">
            <text:p>83.759</text:p>
          </table:table-cell>
          <table:table-cell office:value-type="float" office:value="87.648" calcext:value-type="float">
            <text:p>87.648</text:p>
          </table:table-cell>
          <table:table-cell office:value-type="float" office:value="84.066" calcext:value-type="float">
            <text:p>84.066</text:p>
          </table:table-cell>
          <table:table-cell office:value-type="float" office:value="80.483" calcext:value-type="float">
            <text:p>80.483</text:p>
          </table:table-cell>
          <table:table-cell office:value-type="float" office:value="95.036" calcext:value-type="float">
            <text:p>95.036</text:p>
          </table:table-cell>
          <table:table-cell office:value-type="float" office:value="82.248" calcext:value-type="float">
            <text:p>82.248</text:p>
          </table:table-cell>
          <table:table-cell office:value-type="float" office:value="78.165" calcext:value-type="float">
            <text:p>78.165</text:p>
          </table:table-cell>
          <table:table-cell office:value-type="float" office:value="95.087" calcext:value-type="float">
            <text:p>95.087</text:p>
          </table:table-cell>
          <table:table-cell office:value-type="float" office:value="82.251" calcext:value-type="float">
            <text:p>82.251</text:p>
          </table:table-cell>
          <table:table-cell office:value-type="float" office:value="95.246" calcext:value-type="float">
            <text:p>95.246</text:p>
          </table:table-cell>
          <table:table-cell office:value-type="float" office:value="95.26" calcext:value-type="float">
            <text:p>95.26</text:p>
          </table:table-cell>
          <table:table-cell office:value-type="float" office:value="99.986" calcext:value-type="float">
            <text:p>99.986</text:p>
          </table:table-cell>
          <table:table-cell office:value-type="float" office:value="93.311" calcext:value-type="float">
            <text:p>93.311</text:p>
          </table:table-cell>
          <table:table-cell office:value-type="float" office:value="6.1224" calcext:value-type="float">
            <text:p>6.1224</text:p>
          </table:table-cell>
          <table:table-cell office:value-type="float" office:value="0.56689" calcext:value-type="float">
            <text:p>0.56689</text:p>
          </table:table-cell>
          <table:table-cell office:value-type="float" office:value="199952" calcext:value-type="float">
            <text:p>199952</text:p>
          </table:table-cell>
          <table:table-cell office:value-type="float" office:value="9950" calcext:value-type="float">
            <text:p>9950</text:p>
          </table:table-cell>
          <table:table-cell office:value-type="float" office:value="28" calcext:value-type="float">
            <text:p>28</text:p>
          </table:table-cell>
          <table:table-cell office:value-type="float" office:value="334" calcext:value-type="float">
            <text:p>334</text:p>
          </table:table-cell>
          <table:table-cell office:value-type="float" office:value="823" calcext:value-type="float">
            <text:p>82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760" calcext:value-type="float">
            <text:p>2760</text:p>
          </table:table-cell>
          <table:table-cell office:value-type="float" office:value="78.179" calcext:value-type="float">
            <text:p>78.179</text:p>
          </table:table-cell>
          <table:table-cell office:value-type="float" office:value="96.336" calcext:value-type="float">
            <text:p>96.336</text:p>
          </table:table-cell>
          <table:table-cell office:value-type="float" office:value="94.059" calcext:value-type="float">
            <text:p>94.059</text:p>
          </table:table-cell>
          <table:table-cell office:value-type="float" office:value="98.725" calcext:value-type="float">
            <text:p>98.725</text:p>
          </table:table-cell>
          <table:table-cell office:value-type="float" office:value="197431" calcext:value-type="float">
            <text:p>197431</text:p>
          </table:table-cell>
          <table:table-cell office:value-type="float" office:value="12471" calcext:value-type="float">
            <text:p>12471</text:p>
          </table:table-cell>
          <table:table-cell office:value-type="float" office:value="2549" calcext:value-type="float">
            <text:p>2549</text:p>
          </table:table-cell>
          <table:table-cell office:value-type="float" office:value="199980" calcext:value-type="float">
            <text:p>199980</text:p>
          </table:table-cell>
          <table:table-cell office:value-type="float" office:value="209902" calcext:value-type="float">
            <text:p>209902</text:p>
          </table:table-cell>
          <table:table-cell office:value-type="float" office:value="967" calcext:value-type="float">
            <text:p>967</text:p>
          </table:table-cell>
          <table:table-cell office:value-type="float" office:value="882" calcext:value-type="float">
            <text:p>88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OCCLUSION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CenterTrack</text:p>
          </table:table-cell>
          <table:table-cell office:value-type="float" office:value="62.227" calcext:value-type="float">
            <text:p>62.227</text:p>
          </table:table-cell>
          <table:table-cell office:value-type="float" office:value="75.766" calcext:value-type="float">
            <text:p>75.766</text:p>
          </table:table-cell>
          <table:table-cell office:value-type="float" office:value="51.641" calcext:value-type="float">
            <text:p>51.641</text:p>
          </table:table-cell>
          <table:table-cell office:value-type="float" office:value="78.592" calcext:value-type="float">
            <text:p>78.592</text:p>
          </table:table-cell>
          <table:table-cell office:value-type="float" office:value="81.559" calcext:value-type="float">
            <text:p>81.559</text:p>
          </table:table-cell>
          <table:table-cell office:value-type="float" office:value="53.889" calcext:value-type="float">
            <text:p>53.889</text:p>
          </table:table-cell>
          <table:table-cell office:value-type="float" office:value="80.981" calcext:value-type="float">
            <text:p>80.981</text:p>
          </table:table-cell>
          <table:table-cell office:value-type="float" office:value="82.535" calcext:value-type="float">
            <text:p>82.535</text:p>
          </table:table-cell>
          <table:table-cell office:value-type="float" office:value="63.575" calcext:value-type="float">
            <text:p>63.575</text:p>
          </table:table-cell>
          <table:table-cell office:value-type="float" office:value="77.159" calcext:value-type="float">
            <text:p>77.159</text:p>
          </table:table-cell>
          <table:table-cell office:value-type="float" office:value="80.062" calcext:value-type="float">
            <text:p>80.062</text:p>
          </table:table-cell>
          <table:table-cell office:value-type="float" office:value="61.775" calcext:value-type="float">
            <text:p>61.775</text:p>
          </table:table-cell>
          <table:table-cell office:value-type="float" office:value="94.789" calcext:value-type="float">
            <text:p>94.789</text:p>
          </table:table-cell>
          <table:table-cell office:value-type="float" office:value="80.231" calcext:value-type="float">
            <text:p>80.231</text:p>
          </table:table-cell>
          <table:table-cell office:value-type="float" office:value="95.494" calcext:value-type="float">
            <text:p>95.494</text:p>
          </table:table-cell>
          <table:table-cell office:value-type="float" office:value="95.928" calcext:value-type="float">
            <text:p>95.928</text:p>
          </table:table-cell>
          <table:table-cell office:value-type="float" office:value="99.55" calcext:value-type="float">
            <text:p>99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242" calcext:value-type="float">
            <text:p>227242</text:p>
          </table:table-cell>
          <table:table-cell office:value-type="float" office:value="9646" calcext:value-type="float">
            <text:p>9646</text:p>
          </table:table-cell>
          <table:table-cell office:value-type="float" office:value="1028" calcext:value-type="float">
            <text:p>1028</text:p>
          </table:table-cell>
          <table:table-cell office:value-type="float" office:value="1671" calcext:value-type="float">
            <text:p>167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75.825" calcext:value-type="float">
            <text:p>75.825</text:p>
          </table:table-cell>
          <table:table-cell office:value-type="float" office:value="70.353" calcext:value-type="float">
            <text:p>70.353</text:p>
          </table:table-cell>
          <table:table-cell office:value-type="float" office:value="69.073" calcext:value-type="float">
            <text:p>69.073</text:p>
          </table:table-cell>
          <table:table-cell office:value-type="float" office:value="71.681" calcext:value-type="float">
            <text:p>71.681</text:p>
          </table:table-cell>
          <table:table-cell office:value-type="float" office:value="163626" calcext:value-type="float">
            <text:p>163626</text:p>
          </table:table-cell>
          <table:table-cell office:value-type="float" office:value="73262" calcext:value-type="float">
            <text:p>73262</text:p>
          </table:table-cell>
          <table:table-cell office:value-type="float" office:value="64644" calcext:value-type="float">
            <text:p>64644</text:p>
          </table:table-cell>
          <table:table-cell office:value-type="float" office:value="228270" calcext:value-type="float">
            <text:p>228270</text:p>
          </table:table-cell>
          <table:table-cell office:value-type="float" office:value="236888" calcext:value-type="float">
            <text:p>236888</text:p>
          </table:table-cell>
          <table:table-cell office:value-type="float" office:value="2426" calcext:value-type="float">
            <text:p>2426</text:p>
          </table:table-cell>
          <table:table-cell office:value-type="float" office:value="990" calcext:value-type="float">
            <text:p>99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FairMOT</text:p>
          </table:table-cell>
          <table:table-cell office:value-type="float" office:value="74.791" calcext:value-type="float">
            <text:p>74.791</text:p>
          </table:table-cell>
          <table:table-cell office:value-type="float" office:value="75.544" calcext:value-type="float">
            <text:p>75.544</text:p>
          </table:table-cell>
          <table:table-cell office:value-type="float" office:value="74.791" calcext:value-type="float">
            <text:p>74.791</text:p>
          </table:table-cell>
          <table:table-cell office:value-type="float" office:value="78.261" calcext:value-type="float">
            <text:p>78.261</text:p>
          </table:table-cell>
          <table:table-cell office:value-type="float" office:value="81.811" calcext:value-type="float">
            <text:p>81.811</text:p>
          </table:table-cell>
          <table:table-cell office:value-type="float" office:value="77.5" calcext:value-type="float">
            <text:p>77.5</text:p>
          </table:table-cell>
          <table:table-cell office:value-type="float" office:value="84.79" calcext:value-type="float">
            <text:p>84.79</text:p>
          </table:table-cell>
          <table:table-cell office:value-type="float" office:value="82.705" calcext:value-type="float">
            <text:p>82.705</text:p>
          </table:table-cell>
          <table:table-cell office:value-type="float" office:value="76.384" calcext:value-type="float">
            <text:p>76.384</text:p>
          </table:table-cell>
          <table:table-cell office:value-type="float" office:value="92.409" calcext:value-type="float">
            <text:p>92.409</text:p>
          </table:table-cell>
          <table:table-cell office:value-type="float" office:value="80.285" calcext:value-type="float">
            <text:p>80.285</text:p>
          </table:table-cell>
          <table:table-cell office:value-type="float" office:value="74.191" calcext:value-type="float">
            <text:p>74.191</text:p>
          </table:table-cell>
          <table:table-cell office:value-type="float" office:value="94.67" calcext:value-type="float">
            <text:p>94.67</text:p>
          </table:table-cell>
          <table:table-cell office:value-type="float" office:value="80.46" calcext:value-type="float">
            <text:p>80.46</text:p>
          </table:table-cell>
          <table:table-cell office:value-type="float" office:value="94.832" calcext:value-type="float">
            <text:p>94.832</text:p>
          </table:table-cell>
          <table:table-cell office:value-type="float" office:value="95.246" calcext:value-type="float">
            <text:p>95.246</text:p>
          </table:table-cell>
          <table:table-cell office:value-type="float" office:value="99.567" calcext:value-type="float">
            <text:p>99.5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626" calcext:value-type="float">
            <text:p>225626</text:p>
          </table:table-cell>
          <table:table-cell office:value-type="float" office:value="11262" calcext:value-type="float">
            <text:p>11262</text:p>
          </table:table-cell>
          <table:table-cell office:value-type="float" office:value="981" calcext:value-type="float">
            <text:p>981</text:p>
          </table:table-cell>
          <table:table-cell office:value-type="float" office:value="382" calcext:value-type="float">
            <text:p>382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76.059" calcext:value-type="float">
            <text:p>76.059</text:p>
          </table:table-cell>
          <table:table-cell office:value-type="float" office:value="92.864" calcext:value-type="float">
            <text:p>92.864</text:p>
          </table:table-cell>
          <table:table-cell office:value-type="float" office:value="90.849" calcext:value-type="float">
            <text:p>90.849</text:p>
          </table:table-cell>
          <table:table-cell office:value-type="float" office:value="94.971" calcext:value-type="float">
            <text:p>94.971</text:p>
          </table:table-cell>
          <table:table-cell office:value-type="float" office:value="215211" calcext:value-type="float">
            <text:p>215211</text:p>
          </table:table-cell>
          <table:table-cell office:value-type="float" office:value="21677" calcext:value-type="float">
            <text:p>21677</text:p>
          </table:table-cell>
          <table:table-cell office:value-type="float" office:value="11396" calcext:value-type="float">
            <text:p>11396</text:p>
          </table:table-cell>
          <table:table-cell office:value-type="float" office:value="226607" calcext:value-type="float">
            <text:p>226607</text:p>
          </table:table-cell>
          <table:table-cell office:value-type="float" office:value="236888" calcext:value-type="float">
            <text:p>236888</text:p>
          </table:table-cell>
          <table:table-cell office:value-type="float" office:value="1256" calcext:value-type="float">
            <text:p>1256</text:p>
          </table:table-cell>
          <table:table-cell office:value-type="float" office:value="990" calcext:value-type="float">
            <text:p>99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69.506" calcext:value-type="float">
            <text:p>69.506</text:p>
          </table:table-cell>
          <table:table-cell office:value-type="float" office:value="71.469" calcext:value-type="float">
            <text:p>71.469</text:p>
          </table:table-cell>
          <table:table-cell office:value-type="float" office:value="68.126" calcext:value-type="float">
            <text:p>68.126</text:p>
          </table:table-cell>
          <table:table-cell office:value-type="float" office:value="73.727" calcext:value-type="float">
            <text:p>73.727</text:p>
          </table:table-cell>
          <table:table-cell office:value-type="float" office:value="83.191" calcext:value-type="float">
            <text:p>83.191</text:p>
          </table:table-cell>
          <table:table-cell office:value-type="float" office:value="71.015" calcext:value-type="float">
            <text:p>71.015</text:p>
          </table:table-cell>
          <table:table-cell office:value-type="float" office:value="83.057" calcext:value-type="float">
            <text:p>83.057</text:p>
          </table:table-cell>
          <table:table-cell office:value-type="float" office:value="83.717" calcext:value-type="float">
            <text:p>83.717</text:p>
          </table:table-cell>
          <table:table-cell office:value-type="float" office:value="70.763" calcext:value-type="float">
            <text:p>70.763</text:p>
          </table:table-cell>
          <table:table-cell office:value-type="float" office:value="84.703" calcext:value-type="float">
            <text:p>84.703</text:p>
          </table:table-cell>
          <table:table-cell office:value-type="float" office:value="81.546" calcext:value-type="float">
            <text:p>81.546</text:p>
          </table:table-cell>
          <table:table-cell office:value-type="float" office:value="69.072" calcext:value-type="float">
            <text:p>69.072</text:p>
          </table:table-cell>
          <table:table-cell office:value-type="float" office:value="87.478" calcext:value-type="float">
            <text:p>87.478</text:p>
          </table:table-cell>
          <table:table-cell office:value-type="float" office:value="81.774" calcext:value-type="float">
            <text:p>81.774</text:p>
          </table:table-cell>
          <table:table-cell office:value-type="float" office:value="88.468" calcext:value-type="float">
            <text:p>88.468</text:p>
          </table:table-cell>
          <table:table-cell office:value-type="float" office:value="88.546" calcext:value-type="float">
            <text:p>88.546</text:p>
          </table:table-cell>
          <table:table-cell office:value-type="float" office:value="99.912" calcext:value-type="float">
            <text:p>99.912</text:p>
          </table:table-cell>
          <table:table-cell office:value-type="float" office:value="85.859" calcext:value-type="float">
            <text:p>85.859</text:p>
          </table:table-cell>
          <table:table-cell office:value-type="float" office:value="14.141" calcext:value-type="float">
            <text:p>14.141</text:p>
          </table:table-cell>
          <table:table-cell office:value-type="float" office:value="0" calcext:value-type="float">
            <text:p>0</text:p>
          </table:table-cell>
          <table:table-cell office:value-type="float" office:value="209754" calcext:value-type="float">
            <text:p>209754</text:p>
          </table:table-cell>
          <table:table-cell office:value-type="float" office:value="27134" calcext:value-type="float">
            <text:p>27134</text:p>
          </table:table-cell>
          <table:table-cell office:value-type="float" office:value="184" calcext:value-type="float">
            <text:p>184</text:p>
          </table:table-cell>
          <table:table-cell office:value-type="float" office:value="2344" calcext:value-type="float">
            <text:p>2344</text:p>
          </table:table-cell>
          <table:table-cell office:value-type="float" office:value="850" calcext:value-type="float">
            <text:p>85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558" calcext:value-type="float">
            <text:p>5558</text:p>
          </table:table-cell>
          <table:table-cell office:value-type="float" office:value="71.34" calcext:value-type="float">
            <text:p>71.34</text:p>
          </table:table-cell>
          <table:table-cell office:value-type="float" office:value="86.181" calcext:value-type="float">
            <text:p>86.181</text:p>
          </table:table-cell>
          <table:table-cell office:value-type="float" office:value="81.278" calcext:value-type="float">
            <text:p>81.278</text:p>
          </table:table-cell>
          <table:table-cell office:value-type="float" office:value="91.712" calcext:value-type="float">
            <text:p>91.712</text:p>
          </table:table-cell>
          <table:table-cell office:value-type="float" office:value="192539" calcext:value-type="float">
            <text:p>192539</text:p>
          </table:table-cell>
          <table:table-cell office:value-type="float" office:value="44349" calcext:value-type="float">
            <text:p>44349</text:p>
          </table:table-cell>
          <table:table-cell office:value-type="float" office:value="17399" calcext:value-type="float">
            <text:p>17399</text:p>
          </table:table-cell>
          <table:table-cell office:value-type="float" office:value="209938" calcext:value-type="float">
            <text:p>209938</text:p>
          </table:table-cell>
          <table:table-cell office:value-type="float" office:value="236888" calcext:value-type="float">
            <text:p>236888</text:p>
          </table:table-cell>
          <table:table-cell office:value-type="float" office:value="1284" calcext:value-type="float">
            <text:p>1284</text:p>
          </table:table-cell>
          <table:table-cell office:value-type="float" office:value="990" calcext:value-type="float">
            <text:p>990</text:p>
          </table:table-cell>
          <table:table-cell table:number-columns-repeated="98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8:03:23.584662690</meta:creation-date>
    <dc:date>2024-04-26T18:56:06.253212335</dc:date>
    <meta:editing-duration>PT31M21S</meta:editing-duration>
    <meta:editing-cycles>4</meta:editing-cycles>
    <meta:generator>LibreOffice/7.3.7.2$Linux_X86_64 LibreOffice_project/30$Build-2</meta:generator>
    <meta:document-statistic meta:table-count="1" meta:cell-count="281" meta:object-count="0"/>
  </office:meta>
</office:document-meta>
</file>